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officeooo:paragraph-rsid="0009a44f" style:font-name-asian="Times New Roman2" style:font-name-complex="Times New Roman2"/>
    </style:style>
    <style:style style:name="P4" style:family="paragraph" style:parent-style-name="Text_20_body">
      <style:paragraph-properties fo:margin-top="0.141cm" fo:margin-bottom="0cm" loext:contextual-spacing="false" fo:line-height="120%" style:writing-mode="lr-tb"/>
    </style:style>
    <style:style style:name="P5" style:family="paragraph" style:parent-style-name="Text_20_body">
      <style:paragraph-properties fo:margin-top="0.353cm" fo:margin-bottom="0cm" loext:contextual-spacing="false" fo:line-height="120%" style:writing-mode="lr-tb"/>
    </style:style>
    <style:style style:name="P6" style:family="paragraph" style:parent-style-name="Text_20_body">
      <style:paragraph-properties fo:margin-left="1.27cm" fo:margin-right="0cm" fo:margin-top="0.106cm" fo:margin-bottom="0cm" loext:contextual-spacing="false" fo:line-height="120%" fo:text-indent="0cm" style:auto-text-indent="false" style:writing-mode="lr-tb"/>
    </style:style>
    <style:style style:name="P7" style:family="paragraph" style:parent-style-name="Text_20_body">
      <style:paragraph-properties fo:margin-left="0.635cm" fo:margin-right="0cm" fo:margin-top="0.106cm" fo:margin-bottom="0cm" loext:contextual-spacing="false" fo:line-height="120%" fo:text-indent="0cm" style:auto-text-indent="false" style:writing-mode="lr-tb"/>
    </style:style>
    <style:style style:name="P8" style:family="paragraph" style:parent-style-name="Text_20_body">
      <style:paragraph-properties fo:margin-left="0.635cm" fo:margin-right="0cm" fo:margin-top="0.106cm" fo:margin-bottom="0.141cm" loext:contextual-spacing="false" fo:line-height="120%" fo:text-indent="0cm" style:auto-text-indent="false" style:writing-mode="lr-tb"/>
    </style:style>
    <style:style style:name="P9" style:family="paragraph" style:parent-style-name="Text_20_body">
      <style:paragraph-properties fo:margin-left="1.905cm" fo:margin-right="0cm" fo:margin-top="0.106cm" fo:margin-bottom="0cm" loext:contextual-spacing="false" fo:line-height="120%" fo:text-indent="0cm" style:auto-text-indent="false" style:writing-mode="lr-tb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c8e7f" officeooo:paragraph-rsid="000c8e7f"/>
    </style:style>
    <style:style style:name="P11" style:family="paragraph" style:parent-style-name="Heading_20_1" style:master-page-name="First_20_Page">
      <style:paragraph-properties fo:margin-top="0cm" fo:margin-bottom="0cm" loext:contextual-spacing="false" fo:text-align="center" style:justify-single-word="false" style:page-number="auto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officeooo:paragraph-rsid="0009a44f" style:text-blinking="false" fo:background-color="transparent" style:font-name-asian="Times New Roman2" style:font-name-complex="Times New Roman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0aba7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0aba7a" style:text-blinking="fals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docs-internal-guid-50a6d36d-d188-3f84-ab7f-af78a5dc6fae"/>TABLE OF CONTENTS</text:p>
      <text:p text:style-name="Text_20_body"><text:line-break/><text:line-break/><text:span text:style-name="T1"></text:span></text:p>
      <text:p text:style-name="P4"><text:a xlink:type="simple" xlink:href="https://docs.google.com/document/d/1ypzL5CpuFKM3jBdPY6q7irHbt8X7yDP2UyeZIB_EbWg/edit#heading=h.hbht52fjpg3q" text:style-name="Internet_20_link" text:visited-style-name="Visited_20_Internet_20_Link"><text:span text:style-name="T2">ABSTRACT<text:tab/><text:tab/><text:tab/><text:tab/><text:tab/><text:tab/><text:tab/><text:tab/><text:tab/><text:tab/><text:tab/><text:tab/></text:span></text:a><text:span text:style-name="T3">I</text:span></text:p>
      <text:p text:style-name="P5"><text:span text:style-name="T4">TABLE OF CONTENTS <text:s text:c="2"/></text:span><text:span text:style-name="T2"><text:s text:c="121"/></text:span><text:span text:style-name="T3">II</text:span></text:p>
      <text:p text:style-name="P5"><text:span text:style-name="T2">1.INTRODUCTION <text:s text:c="132"/></text:span><text:span text:style-name="T3">1</text:span></text:p>
      <text:p text:style-name="P6"><text:span text:style-name="T5">1.1 Problem Statement <text:s text:c="117"/></text:span><text:span text:style-name="T6">1</text:span></text:p>
      <text:p text:style-name="P6"><text:span text:style-name="T5">1.2 Objective <text:s text:c="132"/></text:span><text:span text:style-name="T6">1</text:span></text:p>
      <text:p text:style-name="P7"><text:span text:style-name="T5">2. Literature Survey <text:s text:c="128"/></text:span><text:span text:style-name="T6">2</text:span></text:p>
      <text:p text:style-name="P7"><text:span text:style-name="T5">3. METHODOLOGY <text:s text:c="125"/></text:span><text:span text:style-name="T6">3</text:span></text:p>
      <text:p text:style-name="P6"><text:span text:style-name="T5">3.1 System Design <text:s text:c="123"/></text:span><text:span text:style-name="T6">3</text:span></text:p>
      <text:p text:style-name="P6"><text:span text:style-name="T5">3.2 Implementation <text:s text:c="122"/></text:span><text:span text:style-name="T6">4</text:span></text:p>
      <text:p text:style-name="P9"><text:span text:style-name="T5">3.2.1 Input data <text:s text:c="122"/></text:span><text:span text:style-name="T6">4</text:span></text:p>
      <text:p text:style-name="P9"><text:span text:style-name="T5">3.2.2 Preprocessing <text:s text:c="116"/></text:span><text:span text:style-name="T6">4</text:span></text:p>
      <text:p text:style-name="P9"><text:span text:style-name="T5">3.2.3 Aspect Categorization <text:s text:c="103"/></text:span><text:span text:style-name="T6">4</text:span></text:p>
      <text:p text:style-name="P9"><text:span text:style-name="T5">3.2.4 Sentiment Polarity <text:s text:c="108"/></text:span><text:span text:style-name="T6">4</text:span></text:p>
      <text:p text:style-name="P6"><text:span text:style-name="T5">3.3 Software required<text:tab/><text:tab/><text:tab/><text:tab/><text:tab/><text:tab/><text:tab/><text:tab/><text:tab/><text:tab/></text:span><text:span text:style-name="T6">4</text:span></text:p>
      <text:p text:style-name="P7"><text:span text:style-name="T5">4. DATASET<text:tab/><text:tab/><text:tab/><text:tab/><text:tab/><text:tab/><text:tab/><text:tab/><text:tab/><text:tab/><text:tab/> <text:s text:c="5"/></text:span><text:span text:style-name="T6">5</text:span></text:p>
      <text:p text:style-name="P8"><text:span text:style-name="T5">REFERENCES <text:tab/><text:tab/><text:tab/><text:tab/><text:tab/><text:tab/><text:tab/><text:tab/><text:tab/><text:tab/> <text:s text:c="5"/></text:span><text:span text:style-name="T6">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c8e7f" officeooo:paragraph-rsid="000c8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header-first>
        <text:p text:style-name="MP1"/>
      </style:header-first>
      <style:footer>
        <text:p text:style-name="MP2"/>
      </style:footer>
      <style:footer-first>
        <text:p text:style-name="MP3">II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08:14.774592066</meta:creation-date>
    <dc:date>2018-01-08T09:52:21.091743308</dc:date>
    <meta:editing-duration>PT9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58" meta:character-count="1827" meta:non-whitespace-character-count="283"/>
  </office:meta>
</office:document-meta>
</file>